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#FFFF0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fo:background-color="#81D41A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#B3CAC7"/>
    </style:style>
    <style:style style:name="ce14" style:family="table-cell" style:parent-style-name="Default" style:data-style-name="N4">
      <style:table-cell-properties fo:border-top="thin solid #000000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F7D1D5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fo:background-color="#81D41A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center"/>
    </style:style>
    <style:style style:name="ce25" style:family="table-cell" style:parent-style-name="Default" style:data-style-name="N0">
      <style:table-cell-properties fo:background-color="#B3CAC7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B3CAC7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BB6" style:repeat-content="false"/>
      <style:paragraph-properties fo:text-align="center"/>
    </style:style>
    <style:style style:name="ce28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4">
      <style:table-cell-properties fo:border-top="none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double #000000" fo:border-left="thin double #000000" fo:border-right="none" fo:background-color="#FFFF38"/>
    </style:style>
    <style:style style:name="ce35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7D1D5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</style:style>
    <style:style style:name="ce4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DBB6" style:repeat-content="false"/>
      <style:paragraph-properties fo:text-align="end" fo:margin-right="0cm"/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fo:background-color="#FFFF38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fo:background-color="#F7D1D5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#B3CAC7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fo:background-color="#FFDBB6"/>
    </style:style>
    <style:style style:name="ce52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4" style:family="table-cell" style:parent-style-name="Default" style:data-style-name="N4"/>
    <style:style style:name="ce55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56" style:family="table-cell" style:parent-style-name="Default" style:data-style-name="N36">
      <style:table-cell-properties fo:background-color="#F6F9D4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FF38"/>
    </style:style>
    <style:style style:name="ce58" style:family="table-cell" style:parent-style-name="Default" style:data-style-name="N0">
      <style:table-cell-properties fo:background-color="#F7D1D5"/>
    </style:style>
    <style:style style:name="ce59" style:family="table-cell" style:parent-style-name="Default" style:data-style-name="N0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61" style:family="table-cell" style:parent-style-name="Default" style:data-style-name="N37">
      <style:table-cell-properties fo:background-color="#F6F9D4"/>
    </style:style>
    <style:style style:name="ce62" style:family="table-cell" style:parent-style-name="Default" style:data-style-name="N4">
      <style:table-cell-properties fo:border-top="none" fo:border-bottom="none" fo:border-left="none" fo:border-right="thin solid #000000" fo:background-color="#FFFF00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  <style:text-properties fo:color="#C9211E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start" fo:margin-left="0cm"/>
    </style:style>
    <style:style style:name="ce65" style:family="table-cell" style:parent-style-name="Default" style:data-style-name="N0">
      <style:text-properties fo:color="#C9211E"/>
    </style:style>
    <style:style style:name="ce66" style:family="table-cell" style:parent-style-name="Default" style:data-style-name="N0">
      <style:table-cell-properties fo:background-color="#F6F9D4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order-top="none" fo:border-bottom="none" fo:border-left="none" fo:border-right="thin solid #000000" fo:background-color="#FFFF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fo:background-color="#B3CAC7"/>
      <style:text-properties fo:font-weight="bold" style:font-weight-asian="bold" style:font-weight-complex="bold"/>
    </style:style>
    <style:style style:name="ce70" style:family="table-cell" style:parent-style-name="Default" style:data-style-name="N36"/>
    <style:style style:name="ce71" style:family="table-cell" style:parent-style-name="Default" style:data-style-name="N36"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F6F9D4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 fo:background-color="#FFFF38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F7D1D5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  <style:text-properties fo:color="#C9211E" fo:font-weight="bold" style:font-weight-asian="bold" style:font-weight-complex="bold"/>
    </style:style>
    <style:style style:name="ce76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B3CAC7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38"/>
    </style:style>
    <style:style style:name="ce81" style:family="table-cell" style:parent-style-name="Default" style:data-style-name="N4">
      <style:table-cell-properties fo:border-top="none" fo:border-bottom="none" fo:border-left="none" fo:border-right="thin solid #000000" fo:background-color="#FFFF00"/>
      <style:text-properties fo:color="#FF0000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00"/>
    </style:style>
    <style:style style:name="ce83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84" style:family="table-cell" style:parent-style-name="Default" style:data-style-name="N4">
      <style:table-cell-properties style:vertical-align="automatic" fo:background-color="#81D41A" style:repeat-content="false"/>
      <style:paragraph-properties fo:text-align="center"/>
    </style:style>
    <style:style style:name="ce85" style:family="table-cell" style:parent-style-name="Default" style:data-style-name="N0">
      <style:table-cell-properties fo:border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3CAC7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0.31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0.3968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1.40229166666667cm"/>
    </style:style>
    <style:style style:name="co15" style:family="table-column">
      <style:table-column-properties fo:break-before="auto" style:column-width="0.449791666666667cm"/>
    </style:style>
    <style:style style:name="co16" style:family="table-column">
      <style:table-column-properties fo:break-before="auto" style:column-width="1.21708333333333cm"/>
    </style:style>
    <style:style style:name="co17" style:family="table-column">
      <style:table-column-properties fo:break-before="auto" style:column-width="1.45520833333333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22.3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_HESABI_2023" table:style-name="ta1">
        <table:table-column table:style-name="co1" table:default-cell-style-name="ce70"/>
        <table:table-column table:style-name="co2" table:default-cell-style-name="ce1"/>
        <table:table-column table:style-name="co3" table:default-cell-style-name="ce80"/>
        <table:table-column table:style-name="co4" table:default-cell-style-name="ce58"/>
        <table:table-column table:style-name="co5" table:default-cell-style-name="ce59"/>
        <table:table-column table:style-name="co6" table:default-cell-style-name="ce1"/>
        <table:table-column table:style-name="co7" table:default-cell-style-name="ce82"/>
        <table:table-column table:style-name="co8" table:default-cell-style-name="ce83"/>
        <table:table-column table:style-name="co9" table:default-cell-style-name="ce39"/>
        <table:table-column table:style-name="co10" table:default-cell-style-name="ce84"/>
        <table:table-column table:style-name="co11" table:default-cell-style-name="ce24"/>
        <table:table-column table:style-name="co1" table:default-cell-style-name="ce25"/>
        <table:table-column table:style-name="co7" table:default-cell-style-name="ce25"/>
        <table:table-column table:style-name="co12" table:default-cell-style-name="ce27"/>
        <table:table-column table:style-name="co13" table:default-cell-style-name="ce1"/>
        <table:table-column table:style-name="co14" table:default-cell-style-name="ce52"/>
        <table:table-column table:style-name="co15" table:default-cell-style-name="ce29"/>
        <table:table-column table:style-name="co16" table:default-cell-style-name="ce54"/>
        <table:table-column table:style-name="co17" table:number-columns-repeated="2" table:default-cell-style-name="ce54"/>
        <table:table-column table:style-name="co18" table:number-columns-repeated="1004" table:default-cell-style-name="ce1"/>
        <table:table-column table:style-name="co19" table:number-columns-repeated="15360" table:default-cell-style-name="ce1"/>
        <table:table-row table:style-name="ro1">
          <table:table-cell table:style-name="ce2"/>
          <table:table-cell office:value-type="string" table:style-name="ce3">
            <text:p>2022-2023 SU SAYAÇ HESABI</text:p>
          </table:table-cell>
          <table:table-cell table:number-columns-repeated="2" table:style-name="ce4"/>
          <table:table-cell table:style-name="ce5"/>
          <table:table-cell table:number-columns-repeated="2" table:style-name="ce4"/>
          <table:table-cell table:style-name="ce6"/>
          <table:table-cell table:number-columns-repeated="2" table:style-name="ce4"/>
          <table:table-cell table:style-name="ce7"/>
          <table:table-cell table:number-columns-repeated="2" table:style-name="ce4"/>
          <table:table-cell table:style-name="ce6"/>
          <table:table-cell table:style-name="ce4"/>
          <table:table-cell table:number-columns-repeated="2" table:style-name="ce8"/>
          <table:table-cell table:number-columns-repeated="3" table:style-name="ce9"/>
          <table:table-cell table:number-columns-repeated="16364" table:style-name="ce4"/>
        </table:table-row>
        <table:table-row table:style-name="ro2">
          <table:table-cell table:style-name="ce10"/>
          <table:table-cell table:style-name="ce1"/>
          <table:table-cell office:value-type="string" table:number-columns-spanned="4" table:number-rows-spanned="1" table:style-name="ce85">
            <text:p>KASA</text:p>
          </table:table-cell>
          <table:covered-table-cell table:number-columns-repeated="3"/>
          <table:table-cell table:style-name="ce11"/>
          <table:table-cell office:value-type="string" table:number-columns-spanned="2" table:number-rows-spanned="1" table:style-name="ce86">
            <text:p>SU</text:p>
          </table:table-cell>
          <table:covered-table-cell/>
          <table:table-cell table:style-name="ce12"/>
          <table:table-cell office:value-type="string" table:number-columns-spanned="2" table:number-rows-spanned="1" table:style-name="ce87">
            <text:p>ana sayaç</text:p>
          </table:table-cell>
          <table:covered-table-cell/>
          <table:table-cell table:style-name="ce13"/>
          <table:table-cell office:value-type="string" table:number-columns-spanned="3" table:number-rows-spanned="1" table:style-name="ce88">
            <text:p>yıkama</text:p>
          </table:table-cell>
          <table:covered-table-cell table:number-columns-repeated="2"/>
          <table:table-cell table:style-name="ce14"/>
          <table:table-cell office:value-type="string" table:style-name="ce15">
            <text:p>hrcm</text:p>
          </table:table-cell>
          <table:table-cell office:value-type="string" table:style-name="ce16">
            <text:p>hrcm</text:p>
          </table:table-cell>
          <table:table-cell office:value-type="string" table:style-name="ce17">
            <text:p>hrcm</text:p>
          </table:table-cell>
          <table:table-cell table:number-columns-repeated="16364"/>
        </table:table-row>
        <table:table-row table:style-name="ro3">
          <table:table-cell table:style-name="ce10"/>
          <table:table-cell table:style-name="ce1"/>
          <table:table-cell table:style-name="ce18"/>
          <table:table-cell office:value-type="string" table:style-name="ce19">
            <text:p>su</text:p>
          </table:table-cell>
          <table:table-cell office:value-type="string" table:style-name="ce20">
            <text:p>TL</text:p>
          </table:table-cell>
          <table:table-cell table:style-name="ce21"/>
          <table:table-cell table:style-name="ce11"/>
          <table:table-cell table:style-name="ce22"/>
          <table:table-cell table:style-name="ce1"/>
          <table:table-cell table:style-name="ce23"/>
          <table:table-cell table:style-name="ce24"/>
          <table:table-cell office:value-type="string" table:style-name="ce25">
            <text:p>Kalan</text:p>
          </table:table-cell>
          <table:table-cell table:style-name="ce26"/>
          <table:table-cell table:style-name="ce27"/>
          <table:table-cell office:value-type="string" table:style-name="ce1">
            <text:p>ödenmiş</text:p>
          </table:table-cell>
          <table:table-cell office:value-type="string" table:style-name="ce28">
            <text:p>alck</text:p>
          </table:table-cell>
          <table:table-cell table:style-name="ce29"/>
          <table:table-cell office:value-type="string" table:style-name="ce30">
            <text:p>ortak</text:p>
          </table:table-cell>
          <table:table-cell office:value-type="string" table:style-name="ce31">
            <text:p>yıkama</text:p>
          </table:table-cell>
          <table:table-cell office:value-type="string" table:style-name="ce32">
            <text:p>toplam</text:p>
          </table:table-cell>
          <table:table-cell table:number-columns-repeated="16364"/>
        </table:table-row>
        <table:table-row table:style-name="ro3">
          <table:table-cell table:style-name="ce10"/>
          <table:table-cell table:style-name="ce33"/>
          <table:table-cell office:value-type="string" table:style-name="ce34">
            <text:p>Thslt</text:p>
          </table:table-cell>
          <table:table-cell office:value-type="string" table:style-name="ce35">
            <text:p>Ödm</text:p>
          </table:table-cell>
          <table:table-cell office:value-type="string" table:style-name="ce36">
            <text:p>Bky</text:p>
          </table:table-cell>
          <table:table-cell office:value-type="string" table:style-name="ce37">
            <text:p>Bky</text:p>
          </table:table-cell>
          <table:table-cell table:style-name="ce38"/>
          <table:table-cell office:value-type="string" table:style-name="ce22">
            <text:p>alınan</text:p>
          </table:table-cell>
          <table:table-cell office:value-type="string" table:style-name="ce39">
            <text:p>TON</text:p>
          </table:table-cell>
          <table:table-cell table:style-name="ce40"/>
          <table:table-cell office:value-type="string" table:style-name="ce24">
            <text:p>YAZAR</text:p>
          </table:table-cell>
          <table:table-cell office:value-type="string" table:style-name="ce25">
            <text:p>kredi</text:p>
          </table:table-cell>
          <table:table-cell table:style-name="ce26"/>
          <table:table-cell office:value-type="string" table:style-name="ce27">
            <text:p>YZR</text:p>
          </table:table-cell>
          <table:table-cell office:value-type="string" table:style-name="ce1">
            <text:p>YAZAR</text:p>
          </table:table-cell>
          <table:table-cell office:value-type="string" table:style-name="ce28">
            <text:p>TON</text:p>
          </table:table-cell>
          <table:table-cell table:style-name="ce41"/>
          <table:table-cell office:value-type="string" table:style-name="ce42">
            <text:p>TON</text:p>
          </table:table-cell>
          <table:table-cell office:value-type="string" table:style-name="ce43">
            <text:p>TON</text:p>
          </table:table-cell>
          <table:table-cell office:value-type="string" table:style-name="ce43">
            <text:p>TON</text:p>
          </table:table-cell>
          <table:table-cell table:number-columns-repeated="16364"/>
        </table:table-row>
        <table:table-row table:style-name="ro3">
          <table:table-cell office:value-type="float" office:value="2022" table:style-name="ce44">
            <text:p>2022</text:p>
          </table:table-cell>
          <table:table-cell table:style-name="ce1"/>
          <table:table-cell office:value-type="string" table:style-name="ce45">
            <text:p>TL</text:p>
          </table:table-cell>
          <table:table-cell office:value-type="string" table:style-name="ce46">
            <text:p>TL</text:p>
          </table:table-cell>
          <table:table-cell office:value-type="string" table:style-name="ce47">
            <text:p>TL</text:p>
          </table:table-cell>
          <table:table-cell office:value-type="string" table:style-name="ce48">
            <text:p>TON</text:p>
          </table:table-cell>
          <table:table-cell table:style-name="ce49"/>
          <table:table-cell office:value-type="string" table:style-name="ce22">
            <text:p>TON</text:p>
          </table:table-cell>
          <table:table-cell office:value-type="string" table:style-name="ce39">
            <text:p>TL</text:p>
          </table:table-cell>
          <table:table-cell table:style-name="ce40"/>
          <table:table-cell table:style-name="ce50"/>
          <table:table-cell table:style-name="ce25"/>
          <table:table-cell table:style-name="ce26"/>
          <table:table-cell table:style-name="ce51"/>
          <table:table-cell table:style-name="ce1"/>
          <table:table-cell table:style-name="ce52"/>
          <table:table-cell table:style-name="ce29"/>
          <table:table-cell table:style-name="ce53"/>
          <table:table-cell table:style-name="ce54"/>
          <table:table-cell table:style-name="ce55"/>
          <table:table-cell table:number-columns-repeated="16364"/>
        </table:table-row>
        <table:table-row table:style-name="ro4">
          <table:table-cell office:value-type="date" office:date-value="2022-11-10T00:00:00" table:style-name="ce56">
            <text:p>10.11</text:p>
          </table:table-cell>
          <table:table-cell office:value-type="string" table:style-name="ce1">
            <text:p>ortak toplanan</text:p>
          </table:table-cell>
          <table:table-cell office:value-type="float" office:value="170" table:style-name="ce57">
            <text:p>170</text:p>
          </table:table-cell>
          <table:table-cell table:style-name="ce58"/>
          <table:table-cell office:value-type="float" office:value="170" table:formula="of:=[.C6]-[.D6]" table:style-name="ce59">
            <text:p>170</text:p>
          </table:table-cell>
          <table:table-cell table:style-name="ce1"/>
          <table:table-cell table:style-name="ce60"/>
          <table:table-cell table:style-name="ce22"/>
          <table:table-cell table:style-name="ce39"/>
          <table:table-cell table:style-name="ce40"/>
          <table:table-cell office:value-type="float" office:value="1536.42" table:style-name="ce24">
            <text:p>1536,42</text:p>
          </table:table-cell>
          <table:table-cell office:value-type="float" office:value="3.84" table:style-name="ce25">
            <text:p>3,84</text:p>
          </table:table-cell>
          <table:table-cell table:style-name="ce26"/>
          <table:table-cell office:value-type="float" office:value="1797" table:style-name="ce27">
            <text:p>1797</text:p>
          </table:table-cell>
          <table:table-cell office:value-type="float" office:value="1820" table:style-name="ce1">
            <text:p>1820</text:p>
          </table:table-cell>
          <table:table-cell office:value-type="float" office:value="23" table:formula="of:=[.O6]-[.N6]" table:style-name="ce52">
            <text:p>23,00</text:p>
          </table:table-cell>
          <table:table-cell table:style-name="ce29"/>
          <table:table-cell table:style-name="ce53"/>
          <table:table-cell table:style-name="ce54"/>
          <table:table-cell table:style-name="ce55"/>
          <table:table-cell table:number-columns-repeated="16364"/>
        </table:table-row>
        <table:table-row table:style-name="ro4">
          <table:table-cell office:value-type="date" office:date-value="2022-11-07T00:00:00" table:style-name="ce56">
            <text:p>07.11</text:p>
          </table:table-cell>
          <table:table-cell office:value-type="string" table:style-name="ce61">
            <text:p>ortak ödeme</text:p>
          </table:table-cell>
          <table:table-cell table:style-name="ce57"/>
          <table:table-cell office:value-type="float" office:value="100" table:style-name="ce58">
            <text:p>100</text:p>
          </table:table-cell>
          <table:table-cell office:value-type="float" office:value="70" table:formula="of:=[.E6]+[.C7]-[.D7]" table:style-name="ce1">
            <text:p>70</text:p>
          </table:table-cell>
          <table:table-cell office:value-type="float" office:value="10.863999999999999" table:formula="of:=[.E7]/[.I7]" table:style-name="ce54">
            <text:p>10,86</text:p>
          </table:table-cell>
          <table:table-cell table:style-name="ce62"/>
          <table:table-cell office:value-type="float" office:value="15.52" table:style-name="ce63">
            <text:p>15,52</text:p>
          </table:table-cell>
          <table:table-cell office:value-type="float" office:value="6.4432989690721651" table:formula="of:=[.D7]/[.H7]" table:style-name="ce39">
            <text:p>6,44</text:p>
          </table:table-cell>
          <table:table-cell table:style-name="ce40"/>
          <table:table-cell office:value-type="string" table:style-name="ce64">
            <text:p>yıkamaya ÖDENEN</text:p>
          </table:table-cell>
          <table:table-cell table:style-name="ce25"/>
          <table:table-cell table:style-name="ce26"/>
          <table:table-cell office:value-type="float" office:value="1801" table:style-name="ce27">
            <text:p>1801</text:p>
          </table:table-cell>
          <table:table-cell office:value-type="float" office:value="1804.48" table:formula="of:=[.O6]-[.H7]" table:style-name="ce65">
            <text:p>1804,48</text:p>
          </table:table-cell>
          <table:table-cell office:value-type="float" office:value="3.4800000000000182" table:formula="of:=[.O7]-[.N7]" table:style-name="ce52">
            <text:p>3,48</text:p>
          </table:table-cell>
          <table:table-cell table:style-name="ce29"/>
          <table:table-cell office:value-type="float" office:value="15.52" table:formula="of:=[.R6]+[.H7]" table:style-name="ce53">
            <text:p>15,52</text:p>
          </table:table-cell>
          <table:table-cell table:style-name="ce54"/>
          <table:table-cell office:value-type="float" office:value="15.52" table:formula="of:=[.T6]+[.H7]" table:style-name="ce55">
            <text:p>15,52</text:p>
          </table:table-cell>
          <table:table-cell table:number-columns-repeated="16364"/>
        </table:table-row>
        <table:table-row table:style-name="ro4">
          <table:table-cell table:style-name="ce56"/>
          <table:table-cell office:value-type="string" table:style-name="ce66">
            <text:p>ortak ödeme</text:p>
          </table:table-cell>
          <table:table-cell table:style-name="ce57"/>
          <table:table-cell office:value-type="float" office:value="70" table:style-name="ce58">
            <text:p>70</text:p>
          </table:table-cell>
          <table:table-cell office:value-type="float" office:value="0" table:formula="of:=[.E7]+[.C8]-[.D8]" table:style-name="ce1">
            <text:p>0</text:p>
          </table:table-cell>
          <table:table-cell table:style-name="ce54"/>
          <table:table-cell table:style-name="ce62"/>
          <table:table-cell office:value-type="float" office:value="10.86" table:style-name="ce63">
            <text:p>10,86</text:p>
          </table:table-cell>
          <table:table-cell table:style-name="ce39"/>
          <table:table-cell table:style-name="ce40"/>
          <table:table-cell office:value-type="string" table:style-name="ce64">
            <text:p>yıkamaya ÖDENEN</text:p>
          </table:table-cell>
          <table:table-cell table:style-name="ce25"/>
          <table:table-cell table:style-name="ce26"/>
          <table:table-cell office:value-type="float" office:value="1801" table:style-name="ce27">
            <text:p>1801</text:p>
          </table:table-cell>
          <table:table-cell office:value-type="float" office:value="1793.6200000000001" table:formula="of:=[.O7]-[.H8]" table:style-name="ce65">
            <text:p>1793,62</text:p>
          </table:table-cell>
          <table:table-cell office:value-type="float" office:value="-7.3799999999998818" table:formula="of:=[.O8]-[.N8]" table:style-name="ce52">
            <text:p>-7,38</text:p>
          </table:table-cell>
          <table:table-cell table:style-name="ce29"/>
          <table:table-cell office:value-type="float" office:value="26.38" table:formula="of:=[.R7]+[.H8]" table:style-name="ce53">
            <text:p>26,38</text:p>
          </table:table-cell>
          <table:table-cell table:style-name="ce54"/>
          <table:table-cell office:value-type="float" office:value="26.38" table:formula="of:=[.T7]+[.H8]" table:style-name="ce55">
            <text:p>26,38</text:p>
          </table:table-cell>
          <table:table-cell table:number-columns-repeated="16364"/>
        </table:table-row>
        <table:table-row table:style-name="ro4">
          <table:table-cell office:value-type="date" office:date-value="2022-12-07T00:00:00" table:style-name="ce56">
            <text:p>07.12</text:p>
          </table:table-cell>
          <table:table-cell office:value-type="string" table:style-name="ce6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0" table:formula="of:=[.E8]+[.C9]-[.D9]" table:style-name="ce59">
            <text:p>0</text:p>
          </table:table-cell>
          <table:table-cell office:value-type="float" office:value="0" table:formula="of:=[.E9]/[.I9]" table:style-name="ce54">
            <text:p>0,00</text:p>
          </table:table-cell>
          <table:table-cell table:style-name="ce62"/>
          <table:table-cell office:value-type="float" office:value="15.52" table:style-name="ce22">
            <text:p>15,52</text:p>
          </table:table-cell>
          <table:table-cell office:value-type="float" office:value="6.4432989690721651" table:formula="of:=[.D9]/[.H9]" table:style-name="ce39">
            <text:p>6,44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05" table:style-name="ce27">
            <text:p>1805</text:p>
          </table:table-cell>
          <table:table-cell office:value-type="float" office:value="1809.14" table:formula="of:=[.O8]+[.H9]" table:style-name="ce1">
            <text:p>1809,14</text:p>
          </table:table-cell>
          <table:table-cell office:value-type="float" office:value="4.1400000000001" table:formula="of:=[.O9]-[.N9]" table:style-name="ce52">
            <text:p>4,14</text:p>
          </table:table-cell>
          <table:table-cell table:style-name="ce29"/>
          <table:table-cell table:style-name="ce53"/>
          <table:table-cell office:value-type="float" office:value="15.52" table:formula="of:=[.S8]+[.H9]" table:style-name="ce54">
            <text:p>15,52</text:p>
          </table:table-cell>
          <table:table-cell office:value-type="float" office:value="41.9" table:formula="of:=[.T8]+[.H9]" table:style-name="ce55">
            <text:p>41,90</text:p>
          </table:table-cell>
          <table:table-cell table:number-columns-repeated="16364"/>
        </table:table-row>
        <table:table-row table:style-name="ro4">
          <table:table-cell office:value-type="date" office:date-value="2022-11-24T00:00:00" table:style-name="ce56">
            <text:p>24.11</text:p>
          </table:table-cell>
          <table:table-cell office:value-type="string" table:style-name="ce6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0" table:formula="of:=[.E9]+[.C10]-[.D10]" table:style-name="ce59">
            <text:p>0</text:p>
          </table:table-cell>
          <table:table-cell office:value-type="float" office:value="0" table:formula="of:=[.E10]/[.I10]" table:style-name="ce54">
            <text:p>0,00</text:p>
          </table:table-cell>
          <table:table-cell table:style-name="ce62"/>
          <table:table-cell office:value-type="float" office:value="15.52" table:style-name="ce22">
            <text:p>15,52</text:p>
          </table:table-cell>
          <table:table-cell office:value-type="float" office:value="6.4432989690721651" table:formula="of:=[.D10]/[.H10]" table:style-name="ce39">
            <text:p>6,44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10" table:style-name="ce27">
            <text:p>1810</text:p>
          </table:table-cell>
          <table:table-cell office:value-type="float" office:value="1824.66" table:formula="of:=[.O9]+[.H10]" table:style-name="ce1">
            <text:p>1824,66</text:p>
          </table:table-cell>
          <table:table-cell office:value-type="float" office:value="14.660000000000082" table:formula="of:=[.O10]-[.N10]" table:style-name="ce52">
            <text:p>14,66</text:p>
          </table:table-cell>
          <table:table-cell table:style-name="ce29"/>
          <table:table-cell table:style-name="ce53"/>
          <table:table-cell office:value-type="float" office:value="31.04" table:formula="of:=[.S9]+[.H10]" table:style-name="ce54">
            <text:p>31,04</text:p>
          </table:table-cell>
          <table:table-cell office:value-type="float" office:value="57.42" table:formula="of:=[.T9]+[.H10]" table:style-name="ce55">
            <text:p>57,42</text:p>
          </table:table-cell>
          <table:table-cell table:number-columns-repeated="16364"/>
        </table:table-row>
        <table:table-row table:style-name="ro4">
          <table:table-cell office:value-type="date" office:date-value="2022-12-23T00:00:00" table:style-name="ce56">
            <text:p>23.12</text:p>
          </table:table-cell>
          <table:table-cell office:value-type="string" table:style-name="ce6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0" table:formula="of:=[.E10]+[.C11]-[.D11]" table:style-name="ce59">
            <text:p>0</text:p>
          </table:table-cell>
          <table:table-cell office:value-type="float" office:value="0" table:formula="of:=[.E11]/[.I11]" table:style-name="ce54">
            <text:p>0,00</text:p>
          </table:table-cell>
          <table:table-cell table:style-name="ce62"/>
          <table:table-cell office:value-type="float" office:value="15.52" table:style-name="ce22">
            <text:p>15,52</text:p>
          </table:table-cell>
          <table:table-cell office:value-type="float" office:value="6.4432989690721651" table:formula="of:=[.D11]/[.H11]" table:style-name="ce39">
            <text:p>6,44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20" table:style-name="ce27">
            <text:p>1820</text:p>
          </table:table-cell>
          <table:table-cell office:value-type="float" office:value="1840.18" table:formula="of:=[.O10]+[.H11]" table:style-name="ce1">
            <text:p>1840,18</text:p>
          </table:table-cell>
          <table:table-cell office:value-type="float" office:value="20.180000000000064" table:formula="of:=[.O11]-[.N11]" table:style-name="ce52">
            <text:p>20,18</text:p>
          </table:table-cell>
          <table:table-cell table:style-name="ce29"/>
          <table:table-cell table:style-name="ce53"/>
          <table:table-cell office:value-type="float" office:value="46.56" table:formula="of:=[.S10]+[.H11]" table:style-name="ce54">
            <text:p>46,56</text:p>
          </table:table-cell>
          <table:table-cell office:value-type="float" office:value="72.94" table:formula="of:=[.T10]+[.H11]" table:style-name="ce55">
            <text:p>72,94</text:p>
          </table:table-cell>
          <table:table-cell table:number-columns-repeated="16364"/>
        </table:table-row>
        <table:table-row table:style-name="ro4">
          <table:table-cell office:value-type="date" office:date-value="2023-12-31T00:00:00" table:style-name="ce56">
            <text:p>31.12</text:p>
          </table:table-cell>
          <table:table-cell table:style-name="ce66"/>
          <table:table-cell table:style-name="ce57"/>
          <table:table-cell table:style-name="ce58"/>
          <table:table-cell office:value-type="float" office:value="0" table:formula="of:=[.E11]+[.C12]-[.D12]" table:style-name="ce59">
            <text:p>0</text:p>
          </table:table-cell>
          <table:table-cell table:style-name="ce54"/>
          <table:table-cell table:style-name="ce62"/>
          <table:table-cell table:style-name="ce22"/>
          <table:table-cell table:style-name="ce39"/>
          <table:table-cell table:style-name="ce40"/>
          <table:table-cell office:value-type="float" office:value="1602" table:style-name="ce24">
            <text:p>1602</text:p>
          </table:table-cell>
          <table:table-cell office:value-type="float" office:value="4.7" table:style-name="ce25">
            <text:p>4,7</text:p>
          </table:table-cell>
          <table:table-cell table:style-name="ce26"/>
          <table:table-cell office:value-type="float" office:value="1834" table:style-name="ce27">
            <text:p>1834</text:p>
          </table:table-cell>
          <table:table-cell office:value-type="float" office:value="1840.18" table:formula="of:=[.O11]+[.H12]" table:style-name="ce1">
            <text:p>1840,18</text:p>
          </table:table-cell>
          <table:table-cell office:value-type="float" office:value="6.1800000000000637" table:formula="of:=[.O12]-[.N12]" table:style-name="ce52">
            <text:p>6,18</text:p>
          </table:table-cell>
          <table:table-cell table:style-name="ce29"/>
          <table:table-cell table:style-name="ce53"/>
          <table:table-cell table:style-name="ce54"/>
          <table:table-cell office:value-type="float" office:value="72.94" table:formula="of:=[.T11]+[.H12]" table:style-name="ce55">
            <text:p>72,94</text:p>
          </table:table-cell>
          <table:table-cell table:number-columns-repeated="16364"/>
        </table:table-row>
        <table:table-row table:style-name="ro4">
          <table:table-cell office:value-type="float" office:value="2023" table:style-name="ce44">
            <text:p>2023</text:p>
          </table:table-cell>
          <table:table-cell table:style-name="ce66"/>
          <table:table-cell table:style-name="ce57"/>
          <table:table-cell table:style-name="ce58"/>
          <table:table-cell table:style-name="ce59"/>
          <table:table-cell table:style-name="ce54"/>
          <table:table-cell table:style-name="ce62"/>
          <table:table-cell table:style-name="ce2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table:style-name="ce27"/>
          <table:table-cell table:style-name="ce1"/>
          <table:table-cell table:style-name="ce52"/>
          <table:table-cell table:style-name="ce29"/>
          <table:table-cell table:style-name="ce53"/>
          <table:table-cell table:style-name="ce54"/>
          <table:table-cell table:style-name="ce55"/>
          <table:table-cell table:number-columns-repeated="16364"/>
        </table:table-row>
        <table:table-row table:style-name="ro4">
          <table:table-cell office:value-type="date" office:date-value="2023-01-10T00:00:00" table:style-name="ce56">
            <text:p>10.01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8"/>
          <table:table-cell office:value-type="float" office:value="140" table:formula="of:=[.E12]+[.C14]-[.D14]" table:style-name="ce59">
            <text:p>140</text:p>
          </table:table-cell>
          <table:table-cell office:value-type="float" office:value="21.739130434782606" table:formula="of:=[.E14]/[.I14]" table:style-name="ce67">
            <text:p>21,74</text:p>
          </table:table-cell>
          <table:table-cell table:style-name="ce68"/>
          <table:table-cell table:style-name="ce22"/>
          <table:table-cell office:value-type="float" office:value="6.44" table:style-name="ce39">
            <text:p>6,44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4" table:style-name="ce27">
            <text:p>1834</text:p>
          </table:table-cell>
          <table:table-cell office:value-type="float" office:value="1840.18" table:formula="of:=[.O12]+[.H14]" table:style-name="ce1">
            <text:p>1840,18</text:p>
          </table:table-cell>
          <table:table-cell office:value-type="float" office:value="6.1800000000000637" table:formula="of:=[.O14]-[.N14]" table:style-name="ce52">
            <text:p>6,18</text:p>
          </table:table-cell>
          <table:table-cell table:style-name="ce29"/>
          <table:table-cell table:style-name="ce53"/>
          <table:table-cell table:style-name="ce54"/>
          <table:table-cell office:value-type="float" office:value="72.94" table:formula="of:=[.T12]+[.H14]" table:style-name="ce55">
            <text:p>72,94</text:p>
          </table:table-cell>
          <table:table-cell table:number-columns-repeated="16364"/>
        </table:table-row>
        <table:table-row table:style-name="ro4">
          <table:table-cell office:value-type="date" office:date-value="2023-01-03T00:00:00" table:style-name="ce56">
            <text:p>03.01</text:p>
          </table:table-cell>
          <table:table-cell office:value-type="string" table:style-name="ce6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140" table:formula="of:=[.E14]+[.C15]-[.D15]" table:style-name="ce59">
            <text:p>140</text:p>
          </table:table-cell>
          <table:table-cell office:value-type="float" office:value="21.739130434782606" table:formula="of:=[.E15]/[.I15]" table:style-name="ce54">
            <text:p>21,74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6.44" table:style-name="ce39">
            <text:p>6,44</text:p>
          </table:table-cell>
          <table:table-cell table:style-name="ce40"/>
          <table:table-cell office:value-type="float" office:value="1605" table:style-name="ce24">
            <text:p>1605</text:p>
          </table:table-cell>
          <table:table-cell office:value-type="float" office:value="8" table:style-name="ce25">
            <text:p>8</text:p>
          </table:table-cell>
          <table:table-cell table:style-name="ce26"/>
          <table:table-cell office:value-type="float" office:value="1834" table:style-name="ce27">
            <text:p>1834</text:p>
          </table:table-cell>
          <table:table-cell office:value-type="float" office:value="1852.6100000000001" table:formula="of:=[.O14]+[.H15]" table:style-name="ce1">
            <text:p>1852,61</text:p>
          </table:table-cell>
          <table:table-cell office:value-type="float" office:value="18.610000000000127" table:formula="of:=[.O15]-[.N15]" table:style-name="ce52">
            <text:p>18,61</text:p>
          </table:table-cell>
          <table:table-cell table:style-name="ce29"/>
          <table:table-cell table:style-name="ce53"/>
          <table:table-cell office:value-type="float" office:value="58.99" table:formula="of:=[.S11]+[.H15]" table:style-name="ce54">
            <text:p>58,99</text:p>
          </table:table-cell>
          <table:table-cell office:value-type="float" office:value="85.37" table:formula="of:=[.T14]+[.H15]" table:style-name="ce55">
            <text:p>85,37</text:p>
          </table:table-cell>
          <table:table-cell table:number-columns-repeated="16364"/>
        </table:table-row>
        <table:table-row table:style-name="ro4">
          <table:table-cell office:value-type="date" office:date-value="2023-01-03T00:00:00" table:style-name="ce56">
            <text:p>03.01</text:p>
          </table:table-cell>
          <table:table-cell office:value-type="string" table:style-name="ce66">
            <text:p>ortak ödeme</text:p>
          </table:table-cell>
          <table:table-cell table:style-name="ce57"/>
          <table:table-cell office:value-type="float" office:value="210" table:style-name="ce58">
            <text:p>210</text:p>
          </table:table-cell>
          <table:table-cell office:value-type="float" office:value="-70" table:formula="of:=[.E15]+[.C16]-[.D16]" table:style-name="ce1">
            <text:p>-70</text:p>
          </table:table-cell>
          <table:table-cell office:value-type="float" office:value="-10.869565217391303" table:formula="of:=[.E16]/[.I16]" table:style-name="ce54">
            <text:p>-10,87</text:p>
          </table:table-cell>
          <table:table-cell table:style-name="ce62"/>
          <table:table-cell office:value-type="float" office:value="17.079999999999998" table:style-name="ce63">
            <text:p>17,08</text:p>
          </table:table-cell>
          <table:table-cell office:value-type="float" office:value="6.44" table:style-name="ce39">
            <text:p>6,44</text:p>
          </table:table-cell>
          <table:table-cell table:style-name="ce40"/>
          <table:table-cell office:value-type="string" table:style-name="ce64">
            <text:p>yıkamaya ÖDENEN</text:p>
          </table:table-cell>
          <table:table-cell table:style-name="ce25"/>
          <table:table-cell table:style-name="ce69"/>
          <table:table-cell office:value-type="float" office:value="1835" table:style-name="ce27">
            <text:p>1835</text:p>
          </table:table-cell>
          <table:table-cell office:value-type="float" office:value="1835.5300000000002" table:formula="of:=[.O15]-[.H16]" table:style-name="ce65">
            <text:p>1835,53</text:p>
          </table:table-cell>
          <table:table-cell office:value-type="float" office:value="0.53000000000020009" table:formula="of:=[.O16]-[.N16]" table:style-name="ce52">
            <text:p>0,53</text:p>
          </table:table-cell>
          <table:table-cell table:style-name="ce29"/>
          <table:table-cell office:value-type="float" office:value="43.459999999999994" table:formula="of:=[.R8]+[.H16]" table:style-name="ce53">
            <text:p>43,46</text:p>
          </table:table-cell>
          <table:table-cell table:style-name="ce54"/>
          <table:table-cell office:value-type="float" office:value="102.45" table:formula="of:=[.T15]+[.H16]" table:style-name="ce55">
            <text:p>102,45</text:p>
          </table:table-cell>
          <table:table-cell table:number-columns-repeated="16364"/>
        </table:table-row>
        <table:table-row table:style-name="ro4">
          <table:table-cell office:value-type="date" office:date-value="2023-01-30T00:00:00" table:style-name="ce56">
            <text:p>30.01</text:p>
          </table:table-cell>
          <table:table-cell office:value-type="string" table:style-name="ce6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-70" table:formula="of:=[.E16]+[.C17]-[.D17]" table:style-name="ce59">
            <text:p>-70</text:p>
          </table:table-cell>
          <table:table-cell office:value-type="float" office:value="-8.7010000000000005" table:formula="of:=[.E17]/[.I17]" table:style-name="ce54">
            <text:p>-8,7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7]/[.H17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5" table:style-name="ce27">
            <text:p>1835</text:p>
          </table:table-cell>
          <table:table-cell office:value-type="float" office:value="1847.9600000000003" table:formula="of:=[.O16]+[.H17]" table:style-name="ce1">
            <text:p>1847,96</text:p>
          </table:table-cell>
          <table:table-cell office:value-type="float" office:value="12.960000000000264" table:formula="of:=[.O17]-[.N17]" table:style-name="ce52">
            <text:p>12,96</text:p>
          </table:table-cell>
          <table:table-cell table:style-name="ce29"/>
          <table:table-cell table:style-name="ce53"/>
          <table:table-cell office:value-type="float" office:value="71.42" table:formula="of:=[.S15]+[.H17]" table:style-name="ce54">
            <text:p>71,42</text:p>
          </table:table-cell>
          <table:table-cell office:value-type="float" office:value="114.88" table:formula="of:=[.T16]+[.H17]" table:style-name="ce55">
            <text:p>114,88</text:p>
          </table:table-cell>
          <table:table-cell table:number-columns-repeated="16364"/>
        </table:table-row>
        <table:table-row table:style-name="ro4">
          <table:table-cell office:value-type="date" office:date-value="2023-02-10T00:00:00" table:style-name="ce70">
            <text:p>10.02</text:p>
          </table:table-cell>
          <table:table-cell office:value-type="string" table:style-name="ce6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-70" table:formula="of:=[.E17]+[.C18]-[.D18]" table:style-name="ce59">
            <text:p>-70</text:p>
          </table:table-cell>
          <table:table-cell office:value-type="float" office:value="-8.7010000000000005" table:formula="of:=[.E18]/[.I18]" table:style-name="ce54">
            <text:p>-8,7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8]/[.H18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5" table:style-name="ce27">
            <text:p>1835</text:p>
          </table:table-cell>
          <table:table-cell office:value-type="float" office:value="1860.3900000000003" table:formula="of:=[.O17]+[.H18]" table:style-name="ce1">
            <text:p>1860,39</text:p>
          </table:table-cell>
          <table:table-cell office:value-type="float" office:value="25.390000000000327" table:formula="of:=[.O18]-[.N18]" table:style-name="ce52">
            <text:p>25,39</text:p>
          </table:table-cell>
          <table:table-cell table:style-name="ce29"/>
          <table:table-cell table:style-name="ce53"/>
          <table:table-cell office:value-type="float" office:value="83.85" table:formula="of:=[.S17]+[.H18]" table:style-name="ce54">
            <text:p>83,85</text:p>
          </table:table-cell>
          <table:table-cell office:value-type="float" office:value="127.31" table:formula="of:=[.T17]+[.H18]" table:style-name="ce55">
            <text:p>127,31</text:p>
          </table:table-cell>
          <table:table-cell table:number-columns-repeated="16364"/>
        </table:table-row>
        <table:table-row table:style-name="ro4">
          <table:table-cell office:value-type="date" office:date-value="2023-02-20T00:00:00" table:style-name="ce70">
            <text:p>20.02</text:p>
          </table:table-cell>
          <table:table-cell office:value-type="string" table:style-name="ce6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-70" table:formula="of:=[.E18]+[.C19]-[.D19]" table:style-name="ce59">
            <text:p>-70</text:p>
          </table:table-cell>
          <table:table-cell office:value-type="float" office:value="-8.7010000000000005" table:formula="of:=[.E19]/[.I19]" table:style-name="ce54">
            <text:p>-8,7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19]/[.H19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35" table:style-name="ce27">
            <text:p>1835</text:p>
          </table:table-cell>
          <table:table-cell office:value-type="float" office:value="1872.8200000000004" table:formula="of:=[.O18]+[.H19]" table:style-name="ce1">
            <text:p>1872,82</text:p>
          </table:table-cell>
          <table:table-cell office:value-type="float" office:value="37.820000000000391" table:formula="of:=[.O19]-[.N19]" table:style-name="ce52">
            <text:p>37,82</text:p>
          </table:table-cell>
          <table:table-cell table:style-name="ce29"/>
          <table:table-cell table:style-name="ce53"/>
          <table:table-cell office:value-type="float" office:value="96.28" table:formula="of:=[.S18]+[.H19]" table:style-name="ce54">
            <text:p>96,28</text:p>
          </table:table-cell>
          <table:table-cell office:value-type="float" office:value="139.74" table:formula="of:=[.T18]+[.H19]" table:style-name="ce55">
            <text:p>139,74</text:p>
          </table:table-cell>
          <table:table-cell table:number-columns-repeated="16364"/>
        </table:table-row>
        <table:table-row table:style-name="ro4">
          <table:table-cell office:value-type="date" office:date-value="2023-02-27T00:00:00" table:style-name="ce70">
            <text:p>27.02</text:p>
          </table:table-cell>
          <table:table-cell office:value-type="string" table:style-name="ce6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-70" table:formula="of:=[.E19]+[.C20]-[.D20]" table:style-name="ce59">
            <text:p>-70</text:p>
          </table:table-cell>
          <table:table-cell office:value-type="float" office:value="-8.7010000000000005" table:formula="of:=[.E20]/[.I20]" table:style-name="ce54">
            <text:p>-8,7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0]/[.H20]" table:style-name="ce39">
            <text:p>8,05</text:p>
          </table:table-cell>
          <table:table-cell table:style-name="ce40"/>
          <table:table-cell office:value-type="float" office:value="1676" table:style-name="ce24">
            <text:p>1676</text:p>
          </table:table-cell>
          <table:table-cell table:style-name="ce25"/>
          <table:table-cell table:style-name="ce26"/>
          <table:table-cell office:value-type="float" office:value="1867" table:style-name="ce27">
            <text:p>1867</text:p>
          </table:table-cell>
          <table:table-cell office:value-type="float" office:value="1885.2500000000005" table:formula="of:=[.O19]+[.H20]" table:style-name="ce1">
            <text:p>1885,25</text:p>
          </table:table-cell>
          <table:table-cell office:value-type="float" office:value="18.250000000000455" table:formula="of:=[.O20]-[.N20]" table:style-name="ce52">
            <text:p>18,25</text:p>
          </table:table-cell>
          <table:table-cell table:style-name="ce29"/>
          <table:table-cell table:style-name="ce53"/>
          <table:table-cell office:value-type="float" office:value="108.71000000000001" table:formula="of:=[.S19]+[.H20]" table:style-name="ce54">
            <text:p>108,71</text:p>
          </table:table-cell>
          <table:table-cell office:value-type="float" office:value="152.17000000000002" table:formula="of:=[.T19]+[.H20]" table:style-name="ce55">
            <text:p>152,17</text:p>
          </table:table-cell>
          <table:table-cell table:number-columns-repeated="16364"/>
        </table:table-row>
        <table:table-row table:style-name="ro4">
          <table:table-cell office:value-type="date" office:date-value="2023-03-05T00:00:00" table:style-name="ce70">
            <text:p>05.03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8"/>
          <table:table-cell office:value-type="float" office:value="70" table:formula="of:=[.E20]+[.C21]-[.D21]" table:style-name="ce59">
            <text:p>70</text:p>
          </table:table-cell>
          <table:table-cell table:style-name="ce54"/>
          <table:table-cell table:style-name="ce62"/>
          <table:table-cell table:style-name="ce2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68" table:style-name="ce27">
            <text:p>1868</text:p>
          </table:table-cell>
          <table:table-cell office:value-type="float" office:value="1885.2500000000005" table:formula="of:=[.O20]+[.H21]" table:style-name="ce1">
            <text:p>1885,25</text:p>
          </table:table-cell>
          <table:table-cell office:value-type="float" office:value="17.250000000000455" table:formula="of:=[.O21]-[.N21]" table:style-name="ce52">
            <text:p>17,25</text:p>
          </table:table-cell>
          <table:table-cell table:style-name="ce29"/>
          <table:table-cell table:style-name="ce53"/>
          <table:table-cell table:style-name="ce54"/>
          <table:table-cell office:value-type="float" office:value="152.17000000000002" table:formula="of:=[.T20]+[.H21]" table:style-name="ce55">
            <text:p>152,17</text:p>
          </table:table-cell>
          <table:table-cell table:number-columns-repeated="16364"/>
        </table:table-row>
        <table:table-row table:style-name="ro4">
          <table:table-cell office:value-type="date" office:date-value="2023-04-05T00:00:00" table:style-name="ce70">
            <text:p>05.04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8"/>
          <table:table-cell office:value-type="float" office:value="210" table:formula="of:=[.E21]+[.C22]-[.D22]" table:style-name="ce59">
            <text:p>210</text:p>
          </table:table-cell>
          <table:table-cell table:style-name="ce54"/>
          <table:table-cell table:style-name="ce62"/>
          <table:table-cell table:style-name="ce22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68" table:style-name="ce27">
            <text:p>1868</text:p>
          </table:table-cell>
          <table:table-cell office:value-type="float" office:value="1885.2500000000005" table:formula="of:=[.O21]+[.H22]" table:style-name="ce1">
            <text:p>1885,25</text:p>
          </table:table-cell>
          <table:table-cell office:value-type="float" office:value="17.250000000000455" table:formula="of:=[.O22]-[.N22]" table:style-name="ce52">
            <text:p>17,25</text:p>
          </table:table-cell>
          <table:table-cell table:style-name="ce29"/>
          <table:table-cell table:style-name="ce53"/>
          <table:table-cell table:style-name="ce54"/>
          <table:table-cell office:value-type="float" office:value="152.17000000000002" table:formula="of:=[.T21]+[.H22]" table:style-name="ce55">
            <text:p>152,17</text:p>
          </table:table-cell>
          <table:table-cell table:number-columns-repeated="16364"/>
        </table:table-row>
        <table:table-row table:style-name="ro4">
          <table:table-cell office:value-type="date" office:date-value="2023-03-17T00:00:00" table:style-name="ce70">
            <text:p>17.03</text:p>
          </table:table-cell>
          <table:table-cell office:value-type="string" table:style-name="ce6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210" table:formula="of:=[.E22]+[.C23]-[.D23]" table:style-name="ce59">
            <text:p>210</text:p>
          </table:table-cell>
          <table:table-cell office:value-type="float" office:value="26.103000000000002" table:formula="of:=[.E23]/[.I23]" table:style-name="ce54">
            <text:p>26,1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3]/[.H23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897.6800000000005" table:formula="of:=[.O22]+[.H23]" table:style-name="ce1">
            <text:p>1897,68</text:p>
          </table:table-cell>
          <table:table-cell office:value-type="float" office:value="7.6800000000005184" table:formula="of:=[.O23]-[.N23]" table:style-name="ce52">
            <text:p>7,68</text:p>
          </table:table-cell>
          <table:table-cell table:style-name="ce29"/>
          <table:table-cell table:style-name="ce53"/>
          <table:table-cell office:value-type="float" office:value="121.14000000000001" table:formula="of:=[.S20]+[.H23]" table:style-name="ce54">
            <text:p>121,14</text:p>
          </table:table-cell>
          <table:table-cell office:value-type="float" office:value="164.60000000000002" table:formula="of:=[.T22]+[.H23]" table:style-name="ce55">
            <text:p>164,60</text:p>
          </table:table-cell>
          <table:table-cell table:number-columns-repeated="16364"/>
        </table:table-row>
        <table:table-row table:style-name="ro4">
          <table:table-cell office:value-type="date" office:date-value="2023-03-28T00:00:00" table:style-name="ce70">
            <text:p>28.03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210" table:formula="of:=[.E23]+[.C24]-[.D24]" table:style-name="ce59">
            <text:p>210</text:p>
          </table:table-cell>
          <table:table-cell office:value-type="float" office:value="26.103000000000002" table:formula="of:=[.E24]/[.I24]" table:style-name="ce54">
            <text:p>26,1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4]/[.H24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910.1100000000006" table:formula="of:=[.O23]+[.H24]" table:style-name="ce1">
            <text:p>1910,11</text:p>
          </table:table-cell>
          <table:table-cell office:value-type="float" office:value="20.110000000000582" table:formula="of:=[.O24]-[.N24]" table:style-name="ce52">
            <text:p>20,11</text:p>
          </table:table-cell>
          <table:table-cell table:style-name="ce29"/>
          <table:table-cell table:style-name="ce53"/>
          <table:table-cell office:value-type="float" office:value="133.57000000000002" table:formula="of:=[.S23]+[.H24]" table:style-name="ce54">
            <text:p>133,57</text:p>
          </table:table-cell>
          <table:table-cell office:value-type="float" office:value="177.03000000000003" table:formula="of:=[.T23]+[.H24]" table:style-name="ce55">
            <text:p>177,03</text:p>
          </table:table-cell>
          <table:table-cell table:number-columns-repeated="16364"/>
        </table:table-row>
        <table:table-row table:style-name="ro4">
          <table:table-cell office:value-type="date" office:date-value="2023-04-08T00:00:00" table:style-name="ce70">
            <text:p>08.04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210" table:formula="of:=[.E24]+[.C25]-[.D25]" table:style-name="ce59">
            <text:p>210</text:p>
          </table:table-cell>
          <table:table-cell office:value-type="float" office:value="26.103000000000002" table:formula="of:=[.E25]/[.I25]" table:style-name="ce54">
            <text:p>26,1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5]/[.H25]" table:style-name="ce39">
            <text:p>8,05</text:p>
          </table:table-cell>
          <table:table-cell table:style-name="ce40"/>
          <table:table-cell office:value-type="float" office:value="1722" table:style-name="ce24">
            <text:p>1722</text:p>
          </table:table-cell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922.5400000000006" table:formula="of:=[.O24]+[.H25]" table:style-name="ce1">
            <text:p>1922,54</text:p>
          </table:table-cell>
          <table:table-cell office:value-type="float" office:value="32.540000000000646" table:formula="of:=[.O25]-[.N25]" table:style-name="ce52">
            <text:p>32,54</text:p>
          </table:table-cell>
          <table:table-cell table:style-name="ce29"/>
          <table:table-cell table:style-name="ce53"/>
          <table:table-cell office:value-type="float" office:value="146.00000000000003" table:formula="of:=[.S24]+[.H25]" table:style-name="ce54">
            <text:p>146,00</text:p>
          </table:table-cell>
          <table:table-cell office:value-type="float" office:value="189.46000000000004" table:formula="of:=[.T24]+[.H25]" table:style-name="ce55">
            <text:p>189,46</text:p>
          </table:table-cell>
          <table:table-cell table:number-columns-repeated="16364"/>
        </table:table-row>
        <table:table-row table:style-name="ro4">
          <table:table-cell office:value-type="date" office:date-value="2023-04-17T00:00:00" table:style-name="ce70">
            <text:p>17.04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210" table:formula="of:=[.E25]+[.C26]-[.D26]" table:style-name="ce59">
            <text:p>210</text:p>
          </table:table-cell>
          <table:table-cell office:value-type="float" office:value="26.103000000000002" table:formula="of:=[.E26]/[.I26]" table:style-name="ce54">
            <text:p>26,1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6]/[.H26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890" table:style-name="ce27">
            <text:p>1890</text:p>
          </table:table-cell>
          <table:table-cell office:value-type="float" office:value="1934.9700000000007" table:formula="of:=[.O25]+[.H26]" table:style-name="ce1">
            <text:p>1934,97</text:p>
          </table:table-cell>
          <table:table-cell office:value-type="float" office:value="44.970000000000709" table:formula="of:=[.O26]-[.N26]" table:style-name="ce52">
            <text:p>44,97</text:p>
          </table:table-cell>
          <table:table-cell table:style-name="ce29"/>
          <table:table-cell office:value-type="float" office:value="55.889999999999993" table:formula="of:=[.R16]+[.H26]" table:style-name="ce53">
            <text:p>55,89</text:p>
          </table:table-cell>
          <table:table-cell table:style-name="ce54"/>
          <table:table-cell office:value-type="float" office:value="201.89000000000004" table:formula="of:=[.T25]+[.H26]" table:style-name="ce55">
            <text:p>201,89</text:p>
          </table:table-cell>
          <table:table-cell table:number-columns-repeated="16364"/>
        </table:table-row>
        <table:table-row table:style-name="ro4">
          <table:table-cell office:value-type="date" office:date-value="2023-04-27T00:00:00" table:style-name="ce70">
            <text:p>27.04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210" table:formula="of:=[.E26]+[.C27]-[.D27]" table:style-name="ce59">
            <text:p>210</text:p>
          </table:table-cell>
          <table:table-cell office:value-type="float" office:value="26.103000000000002" table:formula="of:=[.E27]/[.I27]" table:style-name="ce54">
            <text:p>26,1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27]/[.H27]" table:style-name="ce39">
            <text:p>8,05</text:p>
          </table:table-cell>
          <table:table-cell table:style-name="ce40"/>
          <table:table-cell office:value-type="float" office:value="1751" table:style-name="ce24">
            <text:p>1751</text:p>
          </table:table-cell>
          <table:table-cell table:style-name="ce25"/>
          <table:table-cell table:style-name="ce26"/>
          <table:table-cell office:value-type="float" office:value="1905" table:style-name="ce27">
            <text:p>1905</text:p>
          </table:table-cell>
          <table:table-cell office:value-type="float" office:value="1947.4000000000008" table:formula="of:=[.O26]+[.H27]" table:style-name="ce1">
            <text:p>1947,4</text:p>
          </table:table-cell>
          <table:table-cell office:value-type="float" office:value="42.400000000000773" table:formula="of:=[.O27]-[.N27]" table:style-name="ce52">
            <text:p>42,40</text:p>
          </table:table-cell>
          <table:table-cell table:style-name="ce29"/>
          <table:table-cell office:value-type="float" office:value="68.319999999999993" table:formula="of:=[.R26]+[.H27]" table:style-name="ce53">
            <text:p>68,32</text:p>
          </table:table-cell>
          <table:table-cell table:style-name="ce54"/>
          <table:table-cell office:value-type="float" office:value="214.32000000000005" table:formula="of:=[.T26]+[.H27]" table:style-name="ce55">
            <text:p>214,32</text:p>
          </table:table-cell>
          <table:table-cell table:number-columns-repeated="16364"/>
        </table:table-row>
        <table:table-row table:style-name="ro4">
          <table:table-cell office:value-type="date" office:date-value="2023-05-05T00:00:00" table:style-name="ce70">
            <text:p>05.05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8"/>
          <table:table-cell office:value-type="float" office:value="350" table:formula="of:=[.E27]+[.C28]-[.D28]" table:style-name="ce59">
            <text:p>350</text:p>
          </table:table-cell>
          <table:table-cell table:style-name="ce54"/>
          <table:table-cell table:style-name="ce62"/>
          <table:table-cell table:style-name="ce63"/>
          <table:table-cell table:style-name="ce39"/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905" table:style-name="ce27">
            <text:p>1905</text:p>
          </table:table-cell>
          <table:table-cell office:value-type="float" office:value="1947.4000000000008" table:formula="of:=[.O27]+[.H28]" table:style-name="ce1">
            <text:p>1947,4</text:p>
          </table:table-cell>
          <table:table-cell office:value-type="float" office:value="42.400000000000773" table:formula="of:=[.O28]-[.N28]" table:style-name="ce52">
            <text:p>42,40</text:p>
          </table:table-cell>
          <table:table-cell table:style-name="ce29"/>
          <table:table-cell office:value-type="float" office:value="68.319999999999993" table:formula="of:=[.R27]+[.H28]" table:style-name="ce53">
            <text:p>68,32</text:p>
          </table:table-cell>
          <table:table-cell table:style-name="ce54"/>
          <table:table-cell office:value-type="float" office:value="214.32000000000005" table:formula="of:=[.T27]+[.H28]" table:style-name="ce55">
            <text:p>214,32</text:p>
          </table:table-cell>
          <table:table-cell table:number-columns-repeated="16364"/>
        </table:table-row>
        <table:table-row table:style-name="ro4">
          <table:table-cell office:value-type="date" office:date-value="2023-05-15T00:00:00" table:style-name="ce71">
            <text:p>15.05</text:p>
          </table:table-cell>
          <table:table-cell office:value-type="string" table:style-name="ce72">
            <text:p>ortak ödeme</text:p>
          </table:table-cell>
          <table:table-cell table:style-name="ce73"/>
          <table:table-cell office:value-type="float" office:value="200" table:style-name="ce74">
            <text:p>200</text:p>
          </table:table-cell>
          <table:table-cell office:value-type="float" office:value="150" table:formula="of:=[.E28]+[.C29]-[.D29]" table:style-name="ce59">
            <text:p>150</text:p>
          </table:table-cell>
          <table:table-cell office:value-type="float" office:value="18.633540372670804" table:formula="of:=[.E29]/[.I29]" table:style-name="ce67">
            <text:p>18,63</text:p>
          </table:table-cell>
          <table:table-cell table:style-name="ce68"/>
          <table:table-cell office:value-type="float" office:value="24.84" table:style-name="ce75">
            <text:p>24,84</text:p>
          </table:table-cell>
          <table:table-cell office:value-type="float" office:value="8.0500000000000007" table:style-name="ce76">
            <text:p>8,05</text:p>
          </table:table-cell>
          <table:table-cell table:style-name="ce77"/>
          <table:table-cell office:value-type="string" table:style-name="ce78">
            <text:p>yıkamaya ÖDENEN</text:p>
          </table:table-cell>
          <table:table-cell table:style-name="ce79"/>
          <table:table-cell table:style-name="ce26"/>
          <table:table-cell office:value-type="float" office:value="1905" table:style-name="ce27">
            <text:p>1905</text:p>
          </table:table-cell>
          <table:table-cell office:value-type="float" office:value="1922.5600000000009" table:formula="of:=[.O28]-[.H29]" table:style-name="ce65">
            <text:p>1922,56</text:p>
          </table:table-cell>
          <table:table-cell office:value-type="float" office:value="17.560000000000855" table:formula="of:=[.O29]-[.N29]" table:style-name="ce52">
            <text:p>17,56</text:p>
          </table:table-cell>
          <table:table-cell table:style-name="ce29"/>
          <table:table-cell office:value-type="float" office:value="93.16" table:formula="of:=[.R28]+[.H29]" table:style-name="ce53">
            <text:p>93,16</text:p>
          </table:table-cell>
          <table:table-cell table:style-name="ce54"/>
          <table:table-cell office:value-type="float" office:value="239.16000000000005" table:formula="of:=[.T28]+[.H29]" table:style-name="ce55">
            <text:p>239,16</text:p>
          </table:table-cell>
          <table:table-cell table:number-columns-repeated="16364"/>
        </table:table-row>
        <table:table-row table:style-name="ro4">
          <table:table-cell office:value-type="date" office:date-value="2023-05-05T00:00:00" table:style-name="ce70">
            <text:p>05.05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150" table:formula="of:=[.E29]+[.C30]-[.D30]" table:style-name="ce59">
            <text:p>150</text:p>
          </table:table-cell>
          <table:table-cell office:value-type="float" office:value="18.645" table:formula="of:=[.E30]/[.I30]" table:style-name="ce54">
            <text:p>18,65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30]/[.H30]" table:style-name="ce39">
            <text:p>8,05</text:p>
          </table:table-cell>
          <table:table-cell table:style-name="ce40"/>
          <table:table-cell table:style-name="ce24"/>
          <table:table-cell table:style-name="ce25"/>
          <table:table-cell table:style-name="ce26"/>
          <table:table-cell office:value-type="float" office:value="1911" table:style-name="ce27">
            <text:p>1911</text:p>
          </table:table-cell>
          <table:table-cell office:value-type="float" office:value="1934.9900000000009" table:formula="of:=[.O29]+[.H30]" table:style-name="ce1">
            <text:p>1934,99</text:p>
          </table:table-cell>
          <table:table-cell office:value-type="float" office:value="23.990000000000919" table:formula="of:=[.O30]-[.N30]" table:style-name="ce52">
            <text:p>23,99</text:p>
          </table:table-cell>
          <table:table-cell table:style-name="ce29"/>
          <table:table-cell office:value-type="float" office:value="105.59" table:formula="of:=[.R29]+[.H30]" table:style-name="ce53">
            <text:p>105,59</text:p>
          </table:table-cell>
          <table:table-cell table:style-name="ce54"/>
          <table:table-cell office:value-type="float" office:value="251.59000000000006" table:formula="of:=[.T29]+[.H30]" table:style-name="ce55">
            <text:p>251,59</text:p>
          </table:table-cell>
          <table:table-cell table:number-columns-repeated="16364"/>
        </table:table-row>
        <table:table-row table:style-name="ro4">
          <table:table-cell office:value-type="date" office:date-value="2023-05-15T00:00:00" table:style-name="ce71">
            <text:p>15.05</text:p>
          </table:table-cell>
          <table:table-cell office:value-type="string" table:style-name="ce72">
            <text:p>ortak ödeme</text:p>
          </table:table-cell>
          <table:table-cell table:style-name="ce73"/>
          <table:table-cell office:value-type="float" office:value="100" table:style-name="ce74">
            <text:p>100</text:p>
          </table:table-cell>
          <table:table-cell office:value-type="float" office:value="50" table:formula="of:=[.E30]+[.C31]-[.D31]" table:style-name="ce59">
            <text:p>50</text:p>
          </table:table-cell>
          <table:table-cell office:value-type="float" office:value="6.2111801242236018" table:formula="of:=[.E31]/[.I31]" table:style-name="ce67">
            <text:p>6,21</text:p>
          </table:table-cell>
          <table:table-cell table:style-name="ce68"/>
          <table:table-cell office:value-type="float" office:value="12.43" table:style-name="ce75">
            <text:p>12,43</text:p>
          </table:table-cell>
          <table:table-cell office:value-type="float" office:value="8.0500000000000007" table:style-name="ce76">
            <text:p>8,05</text:p>
          </table:table-cell>
          <table:table-cell table:style-name="ce77"/>
          <table:table-cell office:value-type="string" table:style-name="ce78">
            <text:p>yıkamaya ÖDENEN</text:p>
          </table:table-cell>
          <table:table-cell table:style-name="ce79"/>
          <table:table-cell table:style-name="ce26"/>
          <table:table-cell office:value-type="float" office:value="1911" table:style-name="ce27">
            <text:p>1911</text:p>
          </table:table-cell>
          <table:table-cell office:value-type="float" office:value="1922.5600000000009" table:formula="of:=[.O30]-[.H31]" table:style-name="ce65">
            <text:p>1922,56</text:p>
          </table:table-cell>
          <table:table-cell office:value-type="float" office:value="11.560000000000855" table:formula="of:=[.O31]-[.N31]" table:style-name="ce52">
            <text:p>11,56</text:p>
          </table:table-cell>
          <table:table-cell table:style-name="ce29"/>
          <table:table-cell office:value-type="float" office:value="118.02000000000001" table:formula="of:=[.R30]+[.H31]" table:style-name="ce53">
            <text:p>118,02</text:p>
          </table:table-cell>
          <table:table-cell table:style-name="ce54"/>
          <table:table-cell office:value-type="float" office:value="264.02000000000004" table:formula="of:=[.T30]+[.H31]" table:style-name="ce55">
            <text:p>264,02</text:p>
          </table:table-cell>
          <table:table-cell table:number-columns-repeated="16364"/>
        </table:table-row>
        <table:table-row table:style-name="ro4">
          <table:table-cell office:value-type="date" office:date-value="2023-05-15T00:00:00" table:style-name="ce71">
            <text:p>15.05</text:p>
          </table:table-cell>
          <table:table-cell office:value-type="string" table:style-name="ce72">
            <text:p>ortak ödeme</text:p>
          </table:table-cell>
          <table:table-cell table:style-name="ce73"/>
          <table:table-cell office:value-type="float" office:value="50" table:style-name="ce74">
            <text:p>50</text:p>
          </table:table-cell>
          <table:table-cell office:value-type="float" office:value="0" table:formula="of:=[.E31]+[.C32]-[.D32]" table:style-name="ce59">
            <text:p>0</text:p>
          </table:table-cell>
          <table:table-cell office:value-type="float" office:value="0" table:formula="of:=[.E32]/[.I32]" table:style-name="ce67">
            <text:p>0,00</text:p>
          </table:table-cell>
          <table:table-cell table:style-name="ce68"/>
          <table:table-cell office:value-type="float" office:value="6.21" table:style-name="ce75">
            <text:p>6,21</text:p>
          </table:table-cell>
          <table:table-cell office:value-type="float" office:value="8.0500000000000007" table:style-name="ce76">
            <text:p>8,05</text:p>
          </table:table-cell>
          <table:table-cell table:style-name="ce77"/>
          <table:table-cell office:value-type="string" table:style-name="ce78">
            <text:p>yıkamaya ÖDENEN</text:p>
          </table:table-cell>
          <table:table-cell table:style-name="ce79"/>
          <table:table-cell table:style-name="ce26"/>
          <table:table-cell office:value-type="float" office:value="1911" table:style-name="ce27">
            <text:p>1911</text:p>
          </table:table-cell>
          <table:table-cell office:value-type="float" office:value="1916.3500000000008" table:formula="of:=[.O31]-[.H32]" table:style-name="ce65">
            <text:p>1916,35</text:p>
          </table:table-cell>
          <table:table-cell office:value-type="float" office:value="5.3500000000008185" table:formula="of:=[.O32]-[.N32]" table:style-name="ce52">
            <text:p>5,35</text:p>
          </table:table-cell>
          <table:table-cell table:style-name="ce29"/>
          <table:table-cell office:value-type="float" office:value="124.23" table:formula="of:=[.R31]+[.H32]" table:style-name="ce53">
            <text:p>124,23</text:p>
          </table:table-cell>
          <table:table-cell table:style-name="ce54"/>
          <table:table-cell office:value-type="float" office:value="270.23" table:formula="of:=[.T31]+[.H32]" table:style-name="ce55">
            <text:p>270,23</text:p>
          </table:table-cell>
          <table:table-cell table:number-columns-repeated="16364"/>
        </table:table-row>
        <table:table-row table:style-name="ro4">
          <table:table-cell office:value-type="date" office:date-value="2023-05-18T00:00:00" table:style-name="ce70">
            <text:p>18.05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0" table:formula="of:=[.E32]+[.C33]-[.D33]" table:style-name="ce59">
            <text:p>0</text:p>
          </table:table-cell>
          <table:table-cell office:value-type="float" office:value="0" table:formula="of:=[.E33]/[.I33]" table:style-name="ce54">
            <text:p>0,0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33]/[.H33]" table:style-name="ce39">
            <text:p>8,05</text:p>
          </table:table-cell>
          <table:table-cell table:style-name="ce40"/>
          <table:table-cell office:value-type="float" office:value="1789" table:style-name="ce24">
            <text:p>1789</text:p>
          </table:table-cell>
          <table:table-cell table:style-name="ce25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28.7800000000009" table:formula="of:=[.O32]+[.H33]" table:style-name="ce1">
            <text:p>1928,78</text:p>
          </table:table-cell>
          <table:table-cell office:value-type="float" office:value="5.7800000000008822" table:formula="of:=[.O33]-[.N33]" table:style-name="ce52">
            <text:p>5,78</text:p>
          </table:table-cell>
          <table:table-cell table:style-name="ce29"/>
          <table:table-cell office:value-type="float" office:value="136.66" table:formula="of:=[.R32]+[.H33]" table:style-name="ce53">
            <text:p>136,66</text:p>
          </table:table-cell>
          <table:table-cell table:style-name="ce54"/>
          <table:table-cell office:value-type="float" office:value="282.66000000000003" table:formula="of:=[.T32]+[.H33]" table:style-name="ce55">
            <text:p>282,66</text:p>
          </table:table-cell>
          <table:table-cell table:number-columns-repeated="16364"/>
        </table:table-row>
        <table:table-row table:style-name="ro4">
          <table:table-cell office:value-type="date" office:date-value="2023-05-29T00:00:00" table:style-name="ce70">
            <text:p>29.05</text:p>
          </table:table-cell>
          <table:table-cell office:value-type="string" table:style-name="ce1">
            <text:p>ahmet ödeme</text:p>
          </table:table-cell>
          <table:table-cell office:value-type="float" office:value="100" table:style-name="ce57">
            <text:p>100</text:p>
          </table:table-cell>
          <table:table-cell office:value-type="float" office:value="100" table:style-name="ce58">
            <text:p>100</text:p>
          </table:table-cell>
          <table:table-cell office:value-type="float" office:value="0" table:formula="of:=[.E33]+[.C34]-[.D34]" table:style-name="ce59">
            <text:p>0</text:p>
          </table:table-cell>
          <table:table-cell office:value-type="float" office:value="0" table:formula="of:=[.E34]/[.I34]" table:style-name="ce54">
            <text:p>0,00</text:p>
          </table:table-cell>
          <table:table-cell table:style-name="ce62"/>
          <table:table-cell office:value-type="float" office:value="12.43" table:style-name="ce22">
            <text:p>12,43</text:p>
          </table:table-cell>
          <table:table-cell office:value-type="float" office:value="8.0450522928399035" table:formula="of:=[.D34]/[.H34]" table:style-name="ce39">
            <text:p>8,05</text:p>
          </table:table-cell>
          <table:table-cell table:style-name="ce40"/>
          <table:table-cell office:value-type="float" office:value="1789" table:style-name="ce24">
            <text:p>1789</text:p>
          </table:table-cell>
          <table:table-cell table:style-name="ce25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41.2100000000009" table:formula="of:=[.O33]+[.H34]" table:style-name="ce1">
            <text:p>1941,21</text:p>
          </table:table-cell>
          <table:table-cell office:value-type="float" office:value="18.210000000000946" table:formula="of:=[.O34]-[.N34]" table:style-name="ce52">
            <text:p>18,21</text:p>
          </table:table-cell>
          <table:table-cell table:style-name="ce29"/>
          <table:table-cell office:value-type="float" office:value="149.09" table:formula="of:=[.R33]+[.H34]" table:style-name="ce53">
            <text:p>149,09</text:p>
          </table:table-cell>
          <table:table-cell table:style-name="ce54"/>
          <table:table-cell office:value-type="float" office:value="295.09000000000003" table:formula="of:=[.T33]+[.H34]" table:style-name="ce55">
            <text:p>295,09</text:p>
          </table:table-cell>
          <table:table-cell table:number-columns-repeated="16364"/>
        </table:table-row>
        <table:table-row table:style-name="ro4">
          <table:table-cell office:value-type="date" office:date-value="2023-06-03T00:00:00" table:style-name="ce70">
            <text:p>03.06</text:p>
          </table:table-cell>
          <table:table-cell office:value-type="string" table:style-name="ce1">
            <text:p>ortak toplanan</text:p>
          </table:table-cell>
          <table:table-cell office:value-type="float" office:value="140" table:style-name="ce80">
            <text:p>140</text:p>
          </table:table-cell>
          <table:table-cell table:style-name="ce58"/>
          <table:table-cell office:value-type="float" office:value="140" table:formula="of:=[.E34]+[.C35]-[.D35]" table:style-name="ce59">
            <text:p>140</text:p>
          </table:table-cell>
          <table:table-cell table:style-name="ce54"/>
          <table:table-cell table:style-name="ce62"/>
          <table:table-cell table:style-name="ce63"/>
          <table:table-cell table:style-name="ce39"/>
          <table:table-cell table:style-name="ce40"/>
          <table:table-cell office:value-type="float" office:value="1789" table:style-name="ce24">
            <text:p>1789</text:p>
          </table:table-cell>
          <table:table-cell table:style-name="ce25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41.2100000000009" table:formula="of:=[.O34]-[.H35]" table:style-name="ce65">
            <text:p>1941,21</text:p>
          </table:table-cell>
          <table:table-cell office:value-type="float" office:value="18.210000000000946" table:formula="of:=[.O35]-[.N35]" table:style-name="ce52">
            <text:p>18,21</text:p>
          </table:table-cell>
          <table:table-cell table:style-name="ce29"/>
          <table:table-cell office:value-type="float" office:value="149.09" table:formula="of:=[.R34]+[.H35]" table:style-name="ce53">
            <text:p>149,09</text:p>
          </table:table-cell>
          <table:table-cell table:style-name="ce54"/>
          <table:table-cell office:value-type="float" office:value="295.09000000000003" table:formula="of:=[.T34]+[.H35]" table:style-name="ce55">
            <text:p>295,09</text:p>
          </table:table-cell>
          <table:table-cell table:number-columns-repeated="16364"/>
        </table:table-row>
        <table:table-row table:style-name="ro4">
          <table:table-cell office:value-type="date" office:date-value="2023-06-03T00:00:00" table:style-name="ce71">
            <text:p>03.06</text:p>
          </table:table-cell>
          <table:table-cell office:value-type="string" table:style-name="ce72">
            <text:p>ortak ödeme</text:p>
          </table:table-cell>
          <table:table-cell table:style-name="ce73"/>
          <table:table-cell office:value-type="float" office:value="140" table:style-name="ce74">
            <text:p>140</text:p>
          </table:table-cell>
          <table:table-cell office:value-type="float" office:value="0" table:formula="of:=[.E35]+[.C36]-[.D36]" table:style-name="ce59">
            <text:p>0</text:p>
          </table:table-cell>
          <table:table-cell office:value-type="float" office:value="0" table:formula="of:=[.E36]/[.I36]" table:style-name="ce67">
            <text:p>0,00</text:p>
          </table:table-cell>
          <table:table-cell table:style-name="ce68"/>
          <table:table-cell office:value-type="float" office:value="6.21" table:style-name="ce75">
            <text:p>6,21</text:p>
          </table:table-cell>
          <table:table-cell office:value-type="float" office:value="8.0500000000000007" table:style-name="ce76">
            <text:p>8,05</text:p>
          </table:table-cell>
          <table:table-cell table:style-name="ce77"/>
          <table:table-cell office:value-type="string" table:style-name="ce78">
            <text:p>yıkamaya ÖDENEN</text:p>
          </table:table-cell>
          <table:table-cell table:style-name="ce79"/>
          <table:table-cell table:style-name="ce26"/>
          <table:table-cell office:value-type="float" office:value="1923" table:style-name="ce27">
            <text:p>1923</text:p>
          </table:table-cell>
          <table:table-cell office:value-type="float" office:value="1935.0000000000009" table:formula="of:=[.O35]-[.H36]" table:style-name="ce65">
            <text:p>1935</text:p>
          </table:table-cell>
          <table:table-cell office:value-type="float" office:value="12.000000000000909" table:formula="of:=[.O36]-[.N36]" table:style-name="ce81">
            <text:p>12,00</text:p>
          </table:table-cell>
          <table:table-cell table:style-name="ce29"/>
          <table:table-cell office:value-type="float" office:value="155.30000000000001" table:formula="of:=[.R35]+[.H36]" table:style-name="ce53">
            <text:p>155,30</text:p>
          </table:table-cell>
          <table:table-cell table:style-name="ce54"/>
          <table:table-cell office:value-type="float" office:value="301.3" table:formula="of:=[.T35]+[.H36]" table:style-name="ce55">
            <text:p>301,30</text:p>
          </table:table-cell>
          <table:table-cell table:number-columns-repeated="16364"/>
        </table:table-row>
        <table:table-row table:style-name="ro4">
          <table:table-cell office:value-type="date" office:date-value="2023-07-03T00:00:00" table:style-name="ce70">
            <text:p>03.07</text:p>
          </table:table-cell>
          <table:table-cell office:value-type="string" table:style-name="ce72">
            <text:p>ortak ödeme</text:p>
          </table:table-cell>
          <table:table-cell table:style-name="ce80"/>
          <table:table-cell office:value-type="float" office:value="140" table:style-name="ce58">
            <text:p>140</text:p>
          </table:table-cell>
          <table:table-cell table:style-name="ce59"/>
          <table:table-cell table:style-name="ce1"/>
          <table:table-cell table:style-name="ce82"/>
          <table:table-cell table:style-name="ce83"/>
          <table:table-cell table:style-name="ce39"/>
          <table:table-cell table:style-name="ce84"/>
          <table:table-cell table:style-name="ce24"/>
          <table:table-cell table:number-columns-repeated="2" table:style-name="ce25"/>
          <table:table-cell table:style-name="ce27"/>
          <table:table-cell table:style-name="ce59"/>
          <table:table-cell office:value-type="string" table:style-name="ce52">
            <text:p>TON</text:p>
          </table:table-cell>
          <table:table-cell table:style-name="ce29"/>
          <table:table-cell table:number-columns-repeated="3" table:style-name="ce54"/>
          <table:table-cell table:number-columns-repeated="16364"/>
        </table:table-row>
        <table:table-row table:style-name="ro4">
          <table:table-cell office:value-type="date" office:date-value="2023-08-03T00:00:00" table:style-name="ce70">
            <text:p>03.08</text:p>
          </table:table-cell>
          <table:table-cell office:value-type="string" table:style-name="ce72">
            <text:p>ortak ödeme</text:p>
          </table:table-cell>
          <table:table-cell table:style-name="ce80"/>
          <table:table-cell office:value-type="float" office:value="140" table:style-name="ce58">
            <text:p>140</text:p>
          </table:table-cell>
          <table:table-cell table:style-name="ce59"/>
          <table:table-cell table:style-name="ce1"/>
          <table:table-cell table:style-name="ce82"/>
          <table:table-cell table:style-name="ce83"/>
          <table:table-cell table:style-name="ce39"/>
          <table:table-cell table:style-name="ce84"/>
          <table:table-cell table:style-name="ce24"/>
          <table:table-cell table:number-columns-repeated="2" table:style-name="ce25"/>
          <table:table-cell table:style-name="ce27"/>
          <table:table-cell office:value-type="string" table:style-name="ce59">
            <text:p>yıkama alacaklı</text:p>
          </table:table-cell>
          <table:table-cell table:style-name="ce52"/>
          <table:table-cell table:style-name="ce29"/>
          <table:table-cell table:number-columns-repeated="3" table:style-name="ce54"/>
          <table:table-cell table:number-columns-repeated="16364"/>
        </table:table-row>
        <table:table-row table:style-name="ro4">
          <table:table-cell office:value-type="date" office:date-value="2023-09-03T00:00:00" table:style-name="ce70">
            <text:p>03.09</text:p>
          </table:table-cell>
          <table:table-cell office:value-type="string" table:style-name="ce72">
            <text:p>ortak ödeme</text:p>
          </table:table-cell>
          <table:table-cell table:style-name="ce80"/>
          <table:table-cell office:value-type="float" office:value="140" table:style-name="ce58">
            <text:p>140</text:p>
          </table:table-cell>
          <table:table-cell table:style-name="ce59"/>
          <table:table-cell table:style-name="ce1"/>
          <table:table-cell table:style-name="ce82"/>
          <table:table-cell table:style-name="ce83"/>
          <table:table-cell table:style-name="ce39"/>
          <table:table-cell table:style-name="ce84"/>
          <table:table-cell table:style-name="ce24"/>
          <table:table-cell table:number-columns-repeated="2" table:style-name="ce25"/>
          <table:table-cell table:style-name="ce27"/>
          <table:table-cell table:style-name="ce1"/>
          <table:table-cell table:style-name="ce52"/>
          <table:table-cell table:style-name="ce29"/>
          <table:table-cell table:number-columns-repeated="3" table:style-name="ce54"/>
          <table:table-cell table:number-columns-repeated="16364"/>
        </table:table-row>
        <table:table-row table:number-rows-repeated="104853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5T14:11:24Z</meta:creation-date>
    <dc:date>2023-09-04T03:42:15Z</dc:date>
    <meta:print-date>2023-06-03T13:06:04Z</meta:print-date>
    <meta:editing-cycles>26</meta:editing-cycles>
    <meta:editing-duration>PT39707S</meta:editing-duration>
  </office:meta>
</office:document-meta>
</file>